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698cm" table:align="margins"/>
    </style:style>
    <style:style style:name="Tableau1.A" style:family="table-column">
      <style:table-column-properties style:column-width="7.752cm" style:rel-column-width="19769*"/>
    </style:style>
    <style:style style:name="Tableau1.B" style:family="table-column">
      <style:table-column-properties style:column-width="2.011cm" style:rel-column-width="5128*"/>
    </style:style>
    <style:style style:name="Tableau1.C" style:family="table-column">
      <style:table-column-properties style:column-width="2.884cm" style:rel-column-width="7354*"/>
    </style:style>
    <style:style style:name="Tableau1.D" style:family="table-column">
      <style:table-column-properties style:column-width="2.886cm" style:rel-column-width="7359*"/>
    </style:style>
    <style:style style:name="Tableau1.E" style:family="table-column">
      <style:table-column-properties style:column-width="10.165cm" style:rel-column-width="25925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dddddd" fo:padding="0.097cm" fo:border="0.002cm solid #000000">
        <style:background-image/>
      </style:table-cell-properties>
    </style:style>
    <style:style style:name="Tableau1.2" style:family="table-row">
      <style:table-row-properties style:min-row-height="0.575cm"/>
    </style:style>
    <style:style style:name="Tableau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4" style:family="table-row">
      <style:table-row-properties style:min-row-height="0.143cm"/>
    </style:style>
    <style:style style:name="Tableau1.B4" style:family="table-cell">
      <style:table-cell-properties fo:background-color="#aecf00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padding="0.097cm" fo:border-left="0.002cm solid #000000" fo:border-right="none" fo:border-top="none" fo:border-bottom="0.002cm solid #000000"/>
    </style:style>
    <style:style style:name="Tableau1.6" style:family="table-row">
      <style:table-row-properties style:min-row-height="0.115cm"/>
    </style:style>
    <style:style style:name="Tableau1.7" style:family="table-row">
      <style:table-row-properties style:min-row-height="0.095cm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color="#000000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10" style:family="paragraph" style:parent-style-name="Table_20_Contents">
      <style:text-properties fo:color="#000000" style:font-name="Lucida Console" fo:font-size="9pt" style:font-name-asian="Lucida Console" style:font-size-asian="9pt" style:font-name-complex="Lucida Console" style:font-size-complex="9pt"/>
    </style:style>
    <style:style style:name="P11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12" style:family="paragraph" style:parent-style-name="Heading_20_2" style:master-page-name="Landscape">
      <style:paragraph-properties style:page-number="auto"/>
    </style:style>
    <style:style style:name="P13" style:family="paragraph" style:parent-style-name="Table_20_Contents">
      <style:text-properties fo:color="#000000" style:font-name="Lucida Console" fo:font-size="9pt" style:font-name-asian="Lucida Console" style:font-size-asian="9pt" style:font-name-complex="Lucida Console" style:font-size-complex="9pt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9" style:family="paragraph" style:parent-style-name="Standard">
      <style:text-properties style:use-window-font-color="true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20" style:family="paragraph" style:parent-style-name="Standard">
      <style:text-properties style:font-name="Consolas" fo:font-size="10pt" fo:background-color="#e8f2fe" style:font-name-asian="Consolas" style:font-size-asian="10pt" style:font-name-complex="Consolas" style:font-size-complex="10pt"/>
    </style:style>
    <style:style style:name="P21" style:family="paragraph" style:parent-style-name="Standard">
      <style:text-properties fo:color="#c0a000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50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Compte rendu d'essais </text:p>
      <text:p text:style-name="P2">RmDv officiel + SG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Cadre expérience de référence</text:h>
      <text:h text:style-name="Heading_20_2" text:outline-level="2">Matériel utilisé</text:h>
      <text:list xml:id="list64087988262806796" text:style-name="L1">
        <text:list-item>
          <text:p text:style-name="P15">Remote Device version finale (numéroté 1), voir chapitre <text:span text:style-name="T2">compte rendu de mise au point des RmDv</text:span></text:p>
        </text:list-item>
        <text:list-item>
          <text:p text:style-name="P15">Gw matérialisé par une carte de Guillaume 4RT, sans filtre sur CD</text:p>
        </text:list-item>
        <text:list-item>
          <text:p text:style-name="P15">Distance : table salle à manger – mon bureau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2">Mesures </text:h>
      <text:p text:style-name="P3"/>
      <text:p text:style-name="P3">NB : environnement non bruité , avec le moniteur 9600 Bds FSK et XCTU, pas de brouillage entre deux émissions. Il n'y a pas de perturbation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8">Type de transmission </text:p>
          </table:table-cell>
          <table:table-cell table:style-name="Tableau1.A1" office:value-type="string">
            <text:p text:style-name="P8">Conf RmDv</text:p>
          </table:table-cell>
          <table:table-cell table:style-name="Tableau1.A1" office:value-type="string">
            <text:p text:style-name="P8">Conf SGw</text:p>
          </table:table-cell>
          <table:table-cell table:style-name="Tableau1.A1" office:value-type="string">
            <text:p text:style-name="P8">Ref git</text:p>
          </table:table-cell>
          <table:table-cell table:style-name="Tableau1.E1" office:value-type="string">
            <text:p text:style-name="P8">Observation</text:p>
          </table:table-cell>
        </table:table-row>
        <table:table-row table:style-name="Tableau1.2">
          <table:table-cell table:style-name="Tableau1.A2" table:number-rows-spanned="3" office:value-type="string">
            <text:p text:style-name="P4">RmDv → SmGw </text:p>
            <text:p text:style-name="P4">transmission température + compteur</text:p>
            <text:p text:style-name="P4">toutes les secondes sur IT LPTIM</text:p>
          </table:table-cell>
          <table:table-cell table:style-name="Tableau1.B2" office:value-type="string">
            <text:p text:style-name="P6">38400 bds</text:p>
            <text:p text:style-name="P6">CD filter on</text:p>
          </table:table-cell>
          <table:table-cell table:style-name="Tableau1.C2" office:value-type="string">
            <text:p text:style-name="P6">38400 bds</text:p>
            <text:p text:style-name="P6">CD filter off</text:p>
          </table:table-cell>
          <table:table-cell table:style-name="Tableau1.D2" table:number-rows-spanned="3" office:value-type="string">
            <text:p text:style-name="P9">58ecbd0</text:p>
          </table:table-cell>
          <table:table-cell table:style-name="Tableau1.E2" office:value-type="string">
            <text:p text:style-name="P4">Plus de 50% d'erreur</text:p>
          </table:table-cell>
        </table:table-row>
        <table:table-row table:style-name="Tableau1.2">
          <table:covered-table-cell/>
          <table:table-cell table:style-name="Tableau1.B3" office:value-type="string">
            <text:p text:style-name="P6">9600 bds</text:p>
            <text:p text:style-name="P6">CD filter on</text:p>
          </table:table-cell>
          <table:table-cell table:style-name="Tableau1.B3" office:value-type="string">
            <text:p text:style-name="P6">9600 bds</text:p>
            <text:p text:style-name="P6">CD filter on</text:p>
          </table:table-cell>
          <table:covered-table-cell/>
          <table:table-cell table:style-name="Tableau1.E2" office:value-type="string">
            <text:p text:style-name="P5">5 à 10% d'erreur. Peut sans doute s'améliorer si on filtre CD de manière hardware comme sur le RmDv</text:p>
          </table:table-cell>
        </table:table-row>
        <table:table-row table:style-name="Tableau1.4">
          <table:covered-table-cell/>
          <table:table-cell table:style-name="Tableau1.B4" office:value-type="string">
            <text:p text:style-name="P6">9600 bds</text:p>
            <text:p text:style-name="P6">CD filter on</text:p>
          </table:table-cell>
          <table:table-cell table:style-name="Tableau1.B4" office:value-type="string">
            <text:p text:style-name="P6">9600 bds</text:p>
            <text:p text:style-name="P6">CD filter <text:span text:style-name="T3">off</text:span></text:p>
          </table:table-cell>
          <table:covered-table-cell/>
          <table:table-cell table:style-name="Tableau1.E2" office:value-type="string">
            <text:p text:style-name="P4">0 % d'erreur, 100 essais OK sur 100.</text:p>
          </table:table-cell>
        </table:table-row>
        <table:table-row table:style-name="Tableau1.2">
          <table:table-cell table:style-name="Tableau1.A2" office:value-type="string">
            <text:p text:style-name="P4">RmDv → SmGw </text:p>
            <text:p text:style-name="P4">transmission température + compteur</text:p>
            <text:p text:style-name="P6">toutes les secondes sur IT LPTIM</text:p>
            <text:p text:style-name="P6"><text:span text:style-name="T3">test du Timeout</text:span> : </text:p>
            <text:p text:style-name="P6">relancement 2x du message à 250ms d'intervalle.</text:p>
          </table:table-cell>
          <table:table-cell table:style-name="Tableau1.A2" office:value-type="string">
            <text:p text:style-name="P6">9600 bds</text:p>
            <text:p text:style-name="P6">CD filter on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A2" office:value-type="string">
            <text:p text:style-name="P10">0679f70 <text:s/></text:p>
            <text:p text:style-name="P10"/>
          </table:table-cell>
          <table:table-cell table:style-name="Tableau1.E2" office:value-type="string">
            <text:p text:style-name="P5">Marche parfaitement, chrono Timeout OK</text:p>
          </table:table-cell>
        </table:table-row>
        <table:table-row table:style-name="Tableau1.6">
          <table:table-cell table:style-name="Tableau1.A2" table:number-rows-spanned="2" office:value-type="string">
            <text:p text:style-name="P4">RmDv → SmGw puis</text:p>
            <text:p text:style-name="P4">RmDv ← <text:s/>SmGw</text:p>
            <text:p text:style-name="P4">Réponse <text:s/>immédiate du code clim avec émission LED. Retour aussi d'un int (le next interval à la base) qui s'incrémente à chaque réponse. Pas de Timout utilisé.</text:p>
          </table:table-cell>
          <table:table-cell table:style-name="Tableau1.A2" office:value-type="string">
            <text:p text:style-name="P6">9600 bds</text:p>
            <text:p text:style-name="P6">CD filter <text:span text:style-name="T3">on</text:span>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C5" table:number-rows-spanned="2" office:value-type="string">
            <text:p text:style-name="P21"><text:span text:style-name="T5">a5ab917</text:span> </text:p>
            <text:p text:style-name="P19"/>
            <text:p text:style-name="P10"><text:s/></text:p>
            <text:p text:style-name="P10"/>
          </table:table-cell>
          <table:table-cell table:style-name="Tableau1.E2" office:value-type="string">
            <text:p text:style-name="P4"><text:span text:style-name="T3">RmDv</text:span> émet et attend le retour en mode bloquant, active la clim et fin d'IT</text:p>
            <text:p text:style-name="P4"><text:span text:style-name="T3">SmGw</text:span> attend un message. Dès réception il renvoie l'information reçue à l'aller.</text:p>
            <text:p text:style-name="P4">→ une seule erreur bloque l'ensemble du processus, puisque le RmDv est bloqué en attente.</text:p>
            <text:p text:style-name="P4">→ une heure d'échange sans erreur, soit 3600 transferts sans erreur</text:p>
            <text:p text:style-name="P4">→ portée limite au portail...</text:p>
          </table:table-cell>
        </table:table-row>
        <table:table-row table:style-name="Tableau1.7">
          <table:covered-table-cell/>
          <table:table-cell table:style-name="Tableau1.A2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covered-table-cell/>
          <table:table-cell table:style-name="Tableau1.E2" office:value-type="string">
            <text:p text:style-name="P5">Mode comparable, la portée est légèrement moins bonne. En SDB ça fonctionne encore, sous le porche aussi, c'est la limite</text:p>
            <text:p text:style-name="P5">→ bug constaté mais non reproductible : en perte de portée, et parfois, un reset du RmDv ne redémarre pas le processus : la SGw est gelée... Or elle n'est pas bloquante, donc à voir...</text:p>
            <text:p text:style-name="P5">NE FAUDRAIT IL PAS PREVOIR UNE SURVEILLANCE DE L'ACTIVITE de l'UART ? Au moment du bug, le uC semblait planté dedans en boucle...</text:p>
          </table:table-cell>
        </table:table-row>
        <table:table-row table:style-name="Tableau1.7">
          <table:table-cell table:style-name="Tableau1.A2" office:value-type="string">
            <text:p text:style-name="P4">RmDv → SmGw puis</text:p>
            <text:p text:style-name="P4">RmDv ← <text:s/>SmGw</text:p>
            <text:p text:style-name="P4">Réponse <text:s/>immédiate du code clim avec émission <text:soft-page-break/>LED. Retour aussi d'un int (le next interval à la base) qui s'incrémente à chaque réponse. </text:p>
            <text:p text:style-name="P4"/>
            <text:p text:style-name="P4">→ nouvelle fonctionnalité </text:p>
            <text:p text:style-name="P20"><text:span text:style-name="T4">void</text:span><text:span text:style-name="T5"> </text:span><text:span text:style-name="T6">RmDv_SGw_FSKP_ReqInfo</text:span><text:span text:style-name="T5">(</text:span><text:span text:style-name="T7">RmDv_SGw_FSKP_ReqInfoTypedef</text:span><text:span text:style-name="T5">* Req);</text:span></text:p>
            <text:p text:style-name="P20"><text:span text:style-name="T5">qui gère les essais multiples</text:span></text:p>
          </table:table-cell>
          <table:table-cell table:style-name="Tableau1.A2" office:value-type="string">
            <text:p text:style-name="P6">9600 bds</text:p>
            <text:p text:style-name="P6">CD filter <text:span text:style-name="T3">on</text:span>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C5" office:value-type="string">
            <text:p text:style-name="P19">Celui après : </text:p>
            <text:p text:style-name="P10"><text:span text:style-name="T2">a5ab917</text:span> </text:p>
          </table:table-cell>
          <table:table-cell table:style-name="Tableau1.E2" office:value-type="string">
            <text:p text:style-name="P5">Fonctionne parfaitement. Si le récepteur tourne, succès dès le premier coup.</text:p>
            <text:p text:style-name="P5">Si SGw coupé, échec et 10 tentatives faites. Avec l'espion XCTU, on <text:soft-page-break/>voit que les 10 requêtes se font avec le délai (200ms) </text:p>
          </table:table-cell>
        </table:table-row>
        <table:table-row table:style-name="Tableau1.7"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P6"/>
          </table:table-cell>
          <table:table-cell table:style-name="Tableau1.C5" office:value-type="string">
            <text:p text:style-name="P6"/>
          </table:table-cell>
          <table:table-cell table:style-name="Tableau1.C5" office:value-type="string">
            <text:p text:style-name="Standard"/>
          </table:table-cell>
          <table:table-cell table:style-name="Tableau1.E2" office:value-type="string">
            <text:p text:style-name="P5">Vérifier éloignement de portée, nb de tentatives</text:p>
            <text:p text:style-name="P5">mettre le timeout protocole voire les deux ds le global en fct des bdrate</text:p>
            <text:p text:style-name="P5">Faire la seconde requête</text:p>
            <text:p text:style-name="P5"/>
          </table:table-cell>
        </table:table-row>
      </table:table>
      <text:p text:style-name="P11"/>
      <text:p text:style-name="P11">Idée d'amélioration : ajouter un filtre passe bas sur le CD du SGw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" text:outline-level="1">Compte rendu de mise au point des Remote Device</text:h>
      <text:p text:style-name="P11">/Dev_Soft_RemoteDevice_L031</text:p>
      <text:p text:style-name="P11">Code du RmDv, progressif. Pour l'instant, code correspondant au test de durée Rentrée 2023</text:p>
      <text:p text:style-name="P11"/>
      <text:p text:style-name="P11">/Dev_Soft_ValidationRmDv_V2</text:p>
      <text:p text:style-name="P11">Code de validation des modules RmDv version 2.0 PCB pool</text:p>
      <text:p text:style-name="P11"/>
      <text:p text:style-name="P11"/>
      <text:p text:style-name="P11"/>
      <text:p text:style-name="P11">TRES IMPORTANT !!</text:p>
      <text:p text:style-name="P11">La carte 4IS gère mal le CD : pour que ça marche bien, il faut désactiver le carrier detect au niveau du module logiciel FSK.</text:p>
      <text:p text:style-name="P11"/>
      <text:p text:style-name="P11">CONFIGURATION EXCELLENTE EN QUALITE : 9600 Bds, Carte 4IS sans CD detect.</text:p>
      <text:p text:style-name="P11">En 38400 + CD désactivé sur la carte IS = gros pépin de transmission (25%...)</text:p>
      <text:p text:style-name="P11">-&gt; essayer une transmission entre deux modules pour voir si l'élec HF est plus robuste que sur la carte 4IS ?</text:p>
      <text:p text:style-name="P11"/>
      <text:p text:style-name="P11"/>
      <text:p text:style-name="P11">-&gt; Test de validation </text:p>
      <text:p text:style-name="P11"/>
      <text:p text:style-name="P11">**** CARTE n°1 OK ****</text:p>
      <text:p text:style-name="P11">-Portée +++++ (portail / bureau 10/10)</text:p>
      <text:p text:style-name="P11">- Prog :OK</text:p>
      <text:p text:style-name="P11">- Reset :OK</text:p>
      <text:p text:style-name="P11">- LED pushPull clignotant :OK</text:p>
      <text:p text:style-name="P11">- Transm HF : OK 9600 dans les deux sens</text:p>
      <text:p text:style-name="P11">- Test BP callback : Non fait, bug logiciel.</text:p>
      <text:p text:style-name="P11"/>
      <text:p text:style-name="P11">**** CARTE n°2 OK ****</text:p>
      <text:p text:style-name="P11">- Portée moyenne</text:p>
      <text:p text:style-name="P11">- Prog :OK</text:p>
      <text:p text:style-name="P11">- Reset :OK</text:p>
      <text:p text:style-name="P11">- LED pushPull clignotant :OK</text:p>
      <text:p text:style-name="P11">- Transm HF : OK 9600 dans les deux sens</text:p>
      <text:p text:style-name="P11">- Test BP callback : Non fait, bug logiciel.</text:p>
      <text:p text:style-name="P11"><text:soft-page-break/></text:p>
      <text:p text:style-name="P11">**** CARTE n°3 ****</text:p>
      <text:p text:style-name="P11">- Portée moyenne</text:p>
      <text:p text:style-name="P11">- Prog :OK</text:p>
      <text:p text:style-name="P11">- Reset :OK</text:p>
      <text:p text:style-name="P11">- LED pushPull clignotant :OK</text:p>
      <text:p text:style-name="P11">- Transm HF : OK 9600 dans les deux sens</text:p>
      <text:p text:style-name="P11">- Test BP callback : Non fait, bug logiciel.</text:p>
      <text:p text:style-name="P11"/>
      <text:p text:style-name="P11">**** CARTE n°4 ****</text:p>
      <text:p text:style-name="P11">- Portée moyenne</text:p>
      <text:p text:style-name="P11">- Prog :OK</text:p>
      <text:p text:style-name="P11">- Reset :OK</text:p>
      <text:p text:style-name="P11">- LED pushPull clignotant :OK</text:p>
      <text:p text:style-name="P11">- Transm HF : OK 9600 dans les deux sens</text:p>
      <text:p text:style-name="P11">- Test BP callback : Non fait, bug logiciel.</text:p>
      <text:p text:style-name="P11"/>
      <text:p text:style-name="P11">**** CARTE n°5 ****</text:p>
      <text:p text:style-name="P11">- Portée moyenne</text:p>
      <text:p text:style-name="P11">- Prog :OK</text:p>
      <text:p text:style-name="P11">- Reset :OK</text:p>
      <text:p text:style-name="P11">- LED pushPull clignotant :OK</text:p>
      <text:p text:style-name="P11">- Transm HF : OK 9600 dans les deux sens</text:p>
      <text:p text:style-name="P11">- Test BP callback : Non fait, bug logiciel.</text:p>
      <text:p text:style-name="P11"/>
      <text:p text:style-name="P11">**** CARTE n°6 ****</text:p>
      <text:p text:style-name="P11">-Portée ++++</text:p>
      <text:p text:style-name="P11">- Prog :OK</text:p>
      <text:p text:style-name="P11">- Reset :OK</text:p>
      <text:p text:style-name="P11">- LED pushPull clignotant :OK</text:p>
      <text:p text:style-name="P11">- Transm HF : OK 9600 dans les deux sens</text:p>
      <text:p text:style-name="P11">- Test BP callback : Non fait, bug logici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5</text:page-number>/<text:page-count>5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2-29T21:07:56.78</dc:date>
    <meta:editing-duration>P8DT4H13S</meta:editing-duration>
    <meta:editing-cycles>153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5" meta:paragraph-count="138" meta:word-count="869" meta:character-count="4628"/>
    <meta:user-defined meta:name="Info 1"/>
    <meta:user-defined meta:name="Info 2"/>
    <meta:user-defined meta:name="Info 3"/>
    <meta:user-defined meta:name="Info 4"/>
  </office:meta>
</office:document-meta>
</file>